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y 22, 2024 (01:30: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mplement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and tests are still to be taken, or that the final has not happened yet) and computes their <text:span text:style-name="T1">current</text:span> class average.</text:p>
      <text:p text:style-name="Text_20_body">Your program can either ask the user for the number of quizzes, projects, tests, and exams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you will not need to perform any user-input validation, but your program should be flexible enough so that changing the number of quizzes, for instance, would require changing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has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Test 1 (out of 100)? </text:p>
      <text:p text:style-name="P28">6͟6͟↵</text:p>
      <text:p text:style-name="P29">What was your grade for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has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and uses fewer variables,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0Z</meta:creation-date>
    <dc:date>2024-05-22T17:31:00Z</dc:date>
    <meta:user-defined meta:name="date" meta:value-type="string">May  22, 2024 (01:30: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